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-complex="Times New Roman"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style:font-name-complex="Times New Roman"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style:font-name-complex="Times New Roman"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style:font-name-complex="Times New Roman"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style:font-name-complex="Times New Roman"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style:font-name-complex="Times New Roman"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name-complex="Times New Roman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name-complex="Times New Roman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name-complex="Times New Roman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name-complex="Times New Roman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name-complex="Times New Roman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name-complex="Times New Roman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-complex="Times New Roman"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-complex="Times New Roman"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style:font-name-complex="Times New Roman" fo:font-weight="bold" style:font-weight-asian="bold" fo:color="#000000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name-complex="Times New Roman" style:font-weight-complex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style:font-name-complex="Times New Roman" fo:font-weight="bold" style:font-weight-asian="bold" style:font-weight-complex="bold" fo:font-variant="small-caps" fo:color="#000000" fo:letter-spacing="0.0034in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style:font-name-complex="Times New Roman" fo:font-weight="bold" style:font-weight-asian="bold" style:font-weight-complex="bold" fo:font-variant="small-caps" fo:color="#000000" fo:letter-spacing="0.0034in" style:font-size-complex="14pt" fo:language="en" fo:country="US" style:language-asian="ru" style:country-asian="RU" style:language-complex="ar" style:country-complex="SA"/>
    </style:style>
    <style:style style:name="T26" style:parent-style-name="Основнойшрифтабзаца" style:family="text">
      <style:text-properties style:font-name-complex="Times New Roman" fo:font-weight="bold" style:font-weight-asian="bold" style:font-weight-complex="bold" fo:font-variant="small-caps" fo:color="#000000" fo:letter-spacing="0.0034in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ableColumn33" style:family="table-column">
      <style:table-column-properties style:column-width="3.1402in" style:use-optimal-column-width="false"/>
    </style:style>
    <style:style style:name="TableColumn34" style:family="table-column">
      <style:table-column-properties style:column-width="1.8847in" style:use-optimal-column-width="false"/>
    </style:style>
    <style:style style:name="TableColumn35" style:family="table-column">
      <style:table-column-properties style:column-width="2.0937in" style:use-optimal-column-width="false"/>
    </style:style>
    <style:style style:name="Table32" style:family="table">
      <style:table-properties style:width="7.1187in" fo:margin-left="-0.075in" table:align="left"/>
    </style:style>
    <style:style style:name="TableRow36" style:family="table-row">
      <style:table-row-properties style:min-row-height="0.4756in" style:use-optimal-row-height="false"/>
    </style:style>
    <style:style style:name="TableCell37" style:family="table-cell">
      <style:table-cell-properties fo:border="none" style:vertical-align="bottom" fo:padding-top="0in" fo:padding-left="0.075in" fo:padding-bottom="0in" fo:padding-right="0.075in"/>
    </style:style>
    <style:style style:name="T38" style:parent-style-name="Основнойшрифтабзаца" style:family="text">
      <style:text-properties fo:color="#000000" style:font-size-complex="14pt"/>
    </style:style>
    <style:style style:name="TableCell39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indent="0in"/>
      <style:text-properties fo:color="#000000" style:font-size-complex="14pt"/>
    </style:style>
    <style:style style:name="TableCell41" style:family="table-cell">
      <style:table-cell-properties fo:border="none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  <style:text-properties fo:color="#000000" style:font-size-complex="14pt"/>
    </style:style>
    <style:style style:name="TableRow43" style:family="table-row">
      <style:table-row-properties style:min-row-height="0.4756in" style:use-optimal-row-height="false"/>
    </style:style>
    <style:style style:name="TableCell44" style:family="table-cell">
      <style:table-cell-properties fo:border="none" style:vertical-align="bottom" fo:padding-top="0in" fo:padding-left="0.075in" fo:padding-bottom="0in" fo:padding-right="0.075in"/>
    </style:style>
    <style:style style:name="P45" style:parent-style-name="Standard" style:family="paragraph">
      <style:text-properties fo:color="#000000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fo:color="#000000" style:font-size-complex="14pt"/>
    </style:style>
    <style:style style:name="TableCell48" style:family="table-cell">
      <style:table-cell-properties fo:border="none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color="#000000" style:font-size-complex="14pt"/>
    </style:style>
    <style:style style:name="P50" style:parent-style-name="Standard" style:family="paragraph">
      <style:paragraph-properties fo:text-align="center"/>
      <style:text-properties style:font-name-complex="Times New Roman"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name-complex="Times New Roman"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name-complex="Times New Roman"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name-complex="Times New Roman" style:font-weight-complex="bold" style:font-size-complex="14pt" style:language-asian="ru" style:country-asian="RU" style:language-complex="ar" style:country-complex="SA"/>
    </style:style>
    <style:style style:name="P54" style:parent-style-name="Heading2" style:family="paragraph">
      <style:paragraph-properties fo:break-before="page"/>
    </style:style>
    <style:style style:name="P55" style:parent-style-name="Textbody" style:family="paragraph">
      <style:text-properties fo:color="#000000"/>
    </style:style>
    <style:style style:name="P56" style:parent-style-name="Textbody" style:family="paragraph">
      <style:text-properties style:language-asian="ru" style:country-asian="RU" style:language-complex="ar" style:country-complex="SA"/>
    </style:style>
    <style:style style:name="P57" style:parent-style-name="Standard" style:family="paragraph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64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P83" style:parent-style-name="Standard" style:family="paragraph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P84" style:parent-style-name="Standard" style:family="paragraph">
      <style:paragraph-properties fo:text-align="center"/>
    </style:style>
    <style:style style:name="T85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ableColumn88" style:family="table-column">
      <style:table-column-properties style:column-width="0.4687in"/>
    </style:style>
    <style:style style:name="TableColumn89" style:family="table-column">
      <style:table-column-properties style:column-width="2.3625in"/>
    </style:style>
    <style:style style:name="TableColumn90" style:family="table-column">
      <style:table-column-properties style:column-width="1.9687in"/>
    </style:style>
    <style:style style:name="TableColumn91" style:family="table-column">
      <style:table-column-properties style:column-width="2.043in"/>
    </style:style>
    <style:style style:name="Table87" style:family="table">
      <style:table-properties style:width="6.843in" fo:margin-left="0in" table:align="center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vertical-align="bottom" fo:padding-top="0in" fo:padding-left="0.075in" fo:padding-bottom="0in" fo:padding-right="0.075in"/>
    </style:style>
    <style:style style:name="P94" style:parent-style-name="Standard" style:family="paragraph">
      <style:paragraph-properties fo:text-align="center" fo:text-indent="0in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ableCell95" style:family="table-cell">
      <style:table-cell-properties fo:border="0.0069in solid #000000" style:vertical-align="bottom" fo:padding-top="0in" fo:padding-left="0.075in" fo:padding-bottom="0in" fo:padding-right="0.075in"/>
    </style:style>
    <style:style style:name="P96" style:parent-style-name="Standard" style:family="paragraph">
      <style:paragraph-properties fo:text-align="center" fo:text-indent="0in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ableCell97" style:family="table-cell">
      <style:table-cell-properties fo:border="0.0069in solid #000000" style:vertical-align="bottom" fo:padding-top="0in" fo:padding-left="0.075in" fo:padding-bottom="0in" fo:padding-right="0.075in"/>
    </style:style>
    <style:style style:name="P98" style:parent-style-name="Standard" style:family="paragraph">
      <style:paragraph-properties fo:text-align="center" fo:text-indent="0in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ableCell99" style:family="table-cell">
      <style:table-cell-properties fo:border="0.0069in solid #000000" style:vertical-align="bottom" fo:padding-top="0in" fo:padding-left="0.075in" fo:padding-bottom="0in" fo:padding-right="0.075in"/>
    </style:style>
    <style:style style:name="P100" style:parent-style-name="Standard" style:family="paragraph">
      <style:paragraph-properties fo:text-align="center" fo:text-indent="0in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Standard" style:family="paragraph">
      <style:paragraph-properties fo:text-align="center" fo:text-indent="0in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ableCell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text-indent="0in"/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Standard" style:family="paragraph">
      <style:paragraph-properties fo:text-align="center" fo:text-indent="0in"/>
    </style:style>
    <style:style style:name="T108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 fo:text-indent="0in"/>
    </style:style>
    <style:style style:name="T111" style:parent-style-name="Основнойшрифтабзаца" style:family="text"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TableRow112" style:family="table-row">
      <style:table-row-properties style:min-row-height="0.7416in"/>
    </style:style>
    <style:style style:name="TableCell113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14" style:parent-style-name="Standard" style:family="paragraph">
      <style:paragraph-properties fo:text-align="center" fo:text-indent="0in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ableCell115" style:family="table-cell">
      <style:table-cell-properties fo:border-top="0.0069in solid #000000" fo:border-left="0.0069in solid #000000" fo:border-bottom="none" fo:border-right="0.0069in solid #000000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center" fo:text-indent="0in"/>
      <style:text-properties style:font-name-complex="Times New Roman" fo:color="#000000" style:font-size-complex="14pt" style:language-asian="ru" style:country-asian="RU" style:language-complex="ar" style:country-complex="SA"/>
    </style:style>
    <style:style style:name="TableCell117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18" style:parent-style-name="Standard" style:family="paragraph">
      <style:paragraph-properties fo:text-indent="0in"/>
    </style:style>
    <style:style style:name="TableCell119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20" style:parent-style-name="Standard" style:family="paragraph">
      <style:paragraph-properties fo:text-align="center" fo:text-indent="0in"/>
      <style:text-properties style:font-name-complex="Times New Roman" fo:color="#000000" style:font-size-complex="14pt" fo:language="en" fo:country="US" style:language-asian="ru" style:country-asian="RU" style:language-complex="ar" style:country-complex="SA"/>
    </style:style>
    <style:style style:name="P121" style:parent-style-name="Heading2" style:family="paragraph">
      <style:text-properties style:font-name-asian="NSimSun" style:font-name-complex="Times New Roman" fo:font-weight="normal" style:font-weight-asian="normal" style:font-weight-complex="normal" style:font-size-complex="12pt" fo:language="en" fo:country="US" style:language-asian="ru" style:country-asian="RU" style:language-complex="ar" style:country-complex="SA"/>
    </style:style>
    <style:style style:name="P122" style:parent-style-name="Standard" style:family="paragraph">
      <style:paragraph-properties fo:text-indent="0in"/>
    </style:style>
    <style:style style:name="T123" style:parent-style-name="Основнойшрифтабзаца" style:family="text">
      <style:text-properties style:font-name-complex="Times New Roman" fo:color="#000000" style:font-size-complex="14pt" style:language-asian="ru" style:country-asian="RU" style:language-complex="ar" style:country-complex="SA"/>
    </style:style>
    <style:style style:name="P124" style:parent-style-name="Heading1" style:family="paragraph">
      <style:paragraph-properties fo:break-before="page"/>
    </style:style>
    <style:style style:name="T125" style:parent-style-name="Основнойшрифтабзаца" style:family="text">
      <style:text-properties fo:font-weight="bold" style:font-weight-asian="bold" style:font-weight-complex="bold" fo:color="#000000"/>
    </style:style>
    <style:style style:name="T126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T127" style:parent-style-name="Основнойшрифтабзаца" style:family="text">
      <style:text-properties fo:font-weight="bold" style:font-weight-asian="bold" style:font-weight-complex="bold" fo:color="#000000"/>
    </style:style>
    <style:style style:name="P128" style:parent-style-name="Standard" style:family="paragraph">
      <style:text-properties style:font-name="Courier New" style:font-name-complex="Courier New" fo:color="#000000"/>
    </style:style>
    <style:style style:name="P129" style:parent-style-name="Standard" style:family="paragraph">
      <style:text-properties style:font-name="Courier New" style:font-name-complex="Courier New" fo:color="#000000" fo:language="en" fo:country="US"/>
    </style:style>
    <style:style style:name="P130" style:parent-style-name="Standard" style:family="paragraph">
      <style:text-properties style:font-name="Courier New" style:font-name-complex="Courier New" fo:color="#000000" fo:language="en" fo:country="US"/>
    </style:style>
    <style:style style:name="P131" style:parent-style-name="Standard" style:family="paragraph">
      <style:text-properties style:font-name="Courier New" style:font-name-complex="Courier New" fo:color="#000000" fo:language="en" fo:country="US"/>
    </style:style>
    <style:style style:name="P132" style:parent-style-name="Standard" style:family="paragraph">
      <style:text-properties style:font-name="Courier New" style:font-name-complex="Courier New" fo:color="#000000" fo:language="en" fo:country="US"/>
    </style:style>
    <style:style style:name="P133" style:parent-style-name="Standard" style:family="paragraph">
      <style:text-properties style:font-name="Courier New" style:font-name-complex="Courier New" fo:color="#000000" fo:language="en" fo:country="US"/>
    </style:style>
    <style:style style:name="P134" style:parent-style-name="Standard" style:family="paragraph">
      <style:text-properties style:font-name="Courier New" style:font-name-complex="Courier New" fo:color="#000000" fo:language="en" fo:country="US"/>
    </style:style>
    <style:style style:name="P135" style:parent-style-name="Standard" style:family="paragraph">
      <style:text-properties style:font-name="Courier New" style:font-name-complex="Courier New" fo:color="#000000" fo:language="en" fo:country="US"/>
    </style:style>
    <style:style style:name="P136" style:parent-style-name="Standard" style:family="paragraph">
      <style:text-properties style:font-name="Courier New" style:font-name-complex="Courier New" fo:color="#000000" fo:language="en" fo:country="US"/>
    </style:style>
    <style:style style:name="P137" style:parent-style-name="Standard" style:family="paragraph">
      <style:text-properties style:font-name="Courier New" style:font-name-complex="Courier New" fo:color="#000000"/>
    </style:style>
    <style:style style:name="P138" style:parent-style-name="Standard" style:family="paragraph">
      <style:text-properties style:font-name="Courier New" style:font-name-complex="Courier New" fo:color="#000000"/>
    </style:style>
    <style:style style:name="P139" style:parent-style-name="Standard" style:family="paragraph">
      <style:text-properties style:font-name="Courier New" style:font-name-complex="Courier New" fo:color="#000000"/>
    </style:style>
    <style:style style:name="P140" style:parent-style-name="Standard" style:family="paragraph">
      <style:paragraph-properties fo:text-align="start"/>
      <style:text-properties style:font-name="Courier New" style:font-name-complex="Courier New" fo:color="#000000"/>
    </style:style>
    <style:style style:name="P141" style:parent-style-name="Standard" style:family="paragraph">
      <style:paragraph-properties fo:text-align="start"/>
      <style:text-properties style:font-name="Courier New" style:font-name-complex="Courier New" fo:color="#000000"/>
    </style:style>
    <style:style style:name="P142" style:parent-style-name="Standard" style:family="paragraph">
      <style:paragraph-properties fo:text-align="start"/>
      <style:text-properties style:font-name="Courier New" style:font-name-complex="Courier New" fo:color="#000000"/>
    </style:style>
    <style:style style:name="P143" style:parent-style-name="Standard" style:family="paragraph">
      <style:text-properties style:font-name="Courier New" style:font-name-complex="Courier New" fo:color="#000000"/>
    </style:style>
    <style:style style:name="P144" style:parent-style-name="Standard" style:family="paragraph">
      <style:text-properties style:font-name="Courier New" style:font-name-complex="Courier New" fo:color="#000000"/>
    </style:style>
    <style:style style:name="T145" style:parent-style-name="Основнойшрифтабзаца" style:family="text">
      <style:text-properties style:font-name="Courier New" style:font-name-complex="Courier New" fo:color="#000000"/>
    </style:style>
    <style:style style:name="T14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147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148" style:parent-style-name="Основнойшрифтабзаца" style:family="text">
      <style:text-properties style:font-name="Courier New" style:font-name-complex="Courier New" fo:color="#000000"/>
    </style:style>
    <style:style style:name="T149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150" style:parent-style-name="Основнойшрифтабзаца" style:family="text">
      <style:text-properties style:font-name="Courier New" style:font-name-complex="Courier New" fo:color="#000000"/>
    </style:style>
    <style:style style:name="T151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152" style:parent-style-name="Standard" style:family="paragraph">
      <style:text-properties style:font-name="Courier New" style:font-name-complex="Courier New" fo:color="#000000" fo:language="en" fo:country="US"/>
    </style:style>
    <style:style style:name="P153" style:parent-style-name="Standard" style:family="paragraph">
      <style:paragraph-properties fo:text-indent="0.4916in"/>
      <style:text-properties style:font-name="Courier New" style:font-name-complex="Courier New" fo:color="#000000" fo:language="en" fo:country="US"/>
    </style:style>
    <style:style style:name="P154" style:parent-style-name="Standard" style:family="paragraph">
      <style:text-properties style:font-name="Courier New" style:font-name-complex="Courier New" fo:color="#000000" fo:language="en" fo:country="US"/>
    </style:style>
    <style:style style:name="P155" style:parent-style-name="Standard" style:family="paragraph">
      <style:text-properties style:font-name="Courier New" style:font-name-complex="Courier New" fo:color="#000000" fo:language="en" fo:country="US"/>
    </style:style>
    <style:style style:name="P156" style:parent-style-name="Standard" style:family="paragraph">
      <style:text-properties style:font-name="Courier New" style:font-name-complex="Courier New" fo:color="#000000" fo:language="en" fo:country="US"/>
    </style:style>
    <style:style style:name="P157" style:parent-style-name="Standard" style:family="paragraph">
      <style:text-properties style:font-name="Courier New" style:font-name-complex="Courier New" fo:color="#000000" fo:language="en" fo:country="US"/>
    </style:style>
    <style:style style:name="P158" style:parent-style-name="Standard" style:family="paragraph">
      <style:text-properties style:font-name="Courier New" style:font-name-complex="Courier New" fo:color="#000000" fo:language="en" fo:country="US"/>
    </style:style>
    <style:style style:name="P159" style:parent-style-name="Standard" style:family="paragraph">
      <style:text-properties style:font-name="Courier New" style:font-name-complex="Courier New" fo:color="#000000" fo:language="en" fo:country="US"/>
    </style:style>
    <style:style style:name="P160" style:parent-style-name="Standard" style:family="paragraph">
      <style:text-properties style:font-name="Courier New" style:font-name-complex="Courier New" fo:color="#000000" fo:language="en" fo:country="US"/>
    </style:style>
    <style:style style:name="P161" style:parent-style-name="Standard" style:family="paragraph">
      <style:text-properties style:font-name="Courier New" style:font-name-complex="Courier New" fo:color="#000000" fo:language="en" fo:country="US"/>
    </style:style>
    <style:style style:name="P162" style:parent-style-name="Standard" style:family="paragraph">
      <style:text-properties style:font-name="Courier New" style:font-name-complex="Courier New" fo:color="#000000" fo:language="en" fo:country="US"/>
    </style:style>
    <style:style style:name="P163" style:parent-style-name="Standard" style:family="paragraph">
      <style:text-properties style:font-name="Courier New" style:font-name-complex="Courier New" fo:color="#000000" fo:language="en" fo:country="US"/>
    </style:style>
    <style:style style:name="P164" style:parent-style-name="Standard" style:family="paragraph">
      <style:text-properties style:font-name="Courier New" style:font-name-complex="Courier New" fo:color="#000000" fo:language="en" fo:country="US"/>
    </style:style>
    <style:style style:name="P165" style:parent-style-name="Standard" style:family="paragraph">
      <style:text-properties style:font-name="Courier New" style:font-name-complex="Courier New" fo:color="#000000" fo:language="en" fo:country="US"/>
    </style:style>
    <style:style style:name="P166" style:parent-style-name="Standard" style:family="paragraph">
      <style:text-properties style:font-name="Courier New" style:font-name-complex="Courier New" fo:color="#000000" fo:language="en" fo:country="US"/>
    </style:style>
    <style:style style:name="P167" style:parent-style-name="Standard" style:family="paragraph">
      <style:text-properties style:font-name="Courier New" style:font-name-complex="Courier New" fo:color="#000000" fo:language="en" fo:country="US"/>
    </style:style>
    <style:style style:name="P168" style:parent-style-name="Standard" style:family="paragraph">
      <style:text-properties style:font-name="Courier New" style:font-name-complex="Courier New" fo:color="#000000" fo:language="en" fo:country="US"/>
    </style:style>
    <style:style style:name="P169" style:parent-style-name="Standard" style:family="paragraph">
      <style:text-properties style:font-name="Courier New" style:font-name-complex="Courier New" fo:color="#000000" fo:language="en" fo:country="US"/>
    </style:style>
    <style:style style:name="P170" style:parent-style-name="Standard" style:family="paragraph">
      <style:text-properties style:font-name="Courier New" style:font-name-complex="Courier New" fo:color="#000000" fo:language="en" fo:country="US"/>
    </style:style>
    <style:style style:name="P171" style:parent-style-name="Standard" style:family="paragraph">
      <style:text-properties style:font-name="Courier New" style:font-name-complex="Courier New" fo:color="#000000" fo:language="en" fo:country="US"/>
    </style:style>
    <style:style style:name="P172" style:parent-style-name="Standard" style:family="paragraph">
      <style:text-properties style:font-name="Courier New" style:font-name-complex="Courier New" fo:color="#000000" fo:language="en" fo:country="US"/>
    </style:style>
    <style:style style:name="P173" style:parent-style-name="Standard" style:family="paragraph">
      <style:text-properties style:font-name="Courier New" style:font-name-complex="Courier New" fo:color="#000000" fo:language="en" fo:country="US"/>
    </style:style>
    <style:style style:name="P174" style:parent-style-name="Standard" style:family="paragraph">
      <style:text-properties style:font-name="Courier New" style:font-name-complex="Courier New" fo:color="#000000" fo:language="en" fo:country="US"/>
    </style:style>
    <style:style style:name="P175" style:parent-style-name="Standard" style:family="paragraph">
      <style:text-properties style:font-name="Courier New" style:font-name-complex="Courier New" fo:color="#000000" fo:language="en" fo:country="US"/>
    </style:style>
    <style:style style:name="P176" style:parent-style-name="Standard" style:family="paragraph">
      <style:text-properties style:font-name="Courier New" style:font-name-complex="Courier New" fo:color="#000000" fo:language="en" fo:country="US"/>
    </style:style>
    <style:style style:name="P177" style:parent-style-name="Standard" style:family="paragraph">
      <style:text-properties style:font-name="Courier New" style:font-name-complex="Courier New" fo:color="#000000" fo:language="en" fo:country="US"/>
    </style:style>
    <style:style style:name="P178" style:parent-style-name="Standard" style:family="paragraph">
      <style:text-properties style:font-name="Courier New" style:font-name-complex="Courier New" fo:color="#000000" fo:language="en" fo:country="US"/>
    </style:style>
    <style:style style:name="P179" style:parent-style-name="Standard" style:family="paragraph">
      <style:text-properties style:font-name="Courier New" style:font-name-complex="Courier New" fo:color="#000000" fo:language="en" fo:country="US"/>
    </style:style>
    <style:style style:name="P180" style:parent-style-name="Standard" style:family="paragraph">
      <style:text-properties style:font-name="Courier New" style:font-name-complex="Courier New" fo:color="#000000" fo:language="en" fo:country="US"/>
    </style:style>
    <style:style style:name="P181" style:parent-style-name="Standard" style:family="paragraph">
      <style:text-properties style:font-name="Courier New" style:font-name-complex="Courier New" fo:color="#000000" fo:language="en" fo:country="US"/>
    </style:style>
    <style:style style:name="P182" style:parent-style-name="Standard" style:family="paragraph">
      <style:text-properties style:font-name="Courier New" style:font-name-complex="Courier New" fo:color="#000000" fo:language="en" fo:country="US"/>
    </style:style>
    <style:style style:name="P183" style:parent-style-name="Standard" style:family="paragraph">
      <style:text-properties style:font-name="Courier New" style:font-name-complex="Courier New" fo:color="#000000" fo:language="en" fo:country="US"/>
    </style:style>
    <style:style style:name="P184" style:parent-style-name="Standard" style:family="paragraph">
      <style:text-properties style:font-name="Courier New" style:font-name-complex="Courier New" fo:color="#000000" fo:language="en" fo:country="US"/>
    </style:style>
    <style:style style:name="P185" style:parent-style-name="Standard" style:family="paragraph">
      <style:text-properties style:font-name="Courier New" style:font-name-complex="Courier New" fo:color="#000000" fo:language="en" fo:country="US"/>
    </style:style>
    <style:style style:name="P186" style:parent-style-name="Standard" style:family="paragraph">
      <style:text-properties style:font-name="Courier New" style:font-name-complex="Courier New" fo:color="#000000" fo:language="en" fo:country="US"/>
    </style:style>
    <style:style style:name="P187" style:parent-style-name="Standard" style:family="paragraph">
      <style:text-properties style:font-name="Courier New" style:font-name-complex="Courier New" fo:color="#000000" fo:language="en" fo:country="US"/>
    </style:style>
    <style:style style:name="P188" style:parent-style-name="Standard" style:family="paragraph">
      <style:text-properties style:font-name="Courier New" style:font-name-complex="Courier New" fo:color="#000000" fo:language="en" fo:country="US"/>
    </style:style>
    <style:style style:name="P189" style:parent-style-name="Standard" style:family="paragraph">
      <style:text-properties style:font-name="Courier New" style:font-name-complex="Courier New" fo:color="#000000" fo:language="en" fo:country="US"/>
    </style:style>
    <style:style style:name="P190" style:parent-style-name="Standard" style:family="paragraph">
      <style:text-properties style:font-name="Courier New" style:font-name-complex="Courier New" fo:color="#000000" fo:language="en" fo:country="US"/>
    </style:style>
    <style:style style:name="P191" style:parent-style-name="Standard" style:family="paragraph">
      <style:text-properties style:font-name="Courier New" style:font-name-complex="Courier New" fo:color="#000000" fo:language="en" fo:country="US"/>
    </style:style>
    <style:style style:name="T19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19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194" style:parent-style-name="Основнойшрифтабзаца" style:family="text">
      <style:text-properties style:font-name="Courier New" style:font-name-complex="Courier New" fo:color="#000000"/>
    </style:style>
    <style:style style:name="T195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196" style:parent-style-name="Standard" style:family="paragraph">
      <style:text-properties style:font-name="Courier New" style:font-name-complex="Courier New" fo:color="#000000" fo:language="en" fo:country="US"/>
    </style:style>
    <style:style style:name="P197" style:parent-style-name="Standard" style:family="paragraph">
      <style:text-properties style:font-name="Courier New" style:font-name-complex="Courier New" fo:color="#000000" fo:language="en" fo:country="US"/>
    </style:style>
    <style:style style:name="P198" style:parent-style-name="Standard" style:family="paragraph">
      <style:text-properties style:font-name="Courier New" style:font-name-complex="Courier New" fo:color="#000000" fo:language="en" fo:country="US"/>
    </style:style>
    <style:style style:name="P199" style:parent-style-name="Standard" style:family="paragraph">
      <style:text-properties style:font-name="Courier New" style:font-name-complex="Courier New" fo:color="#000000" fo:language="en" fo:country="US"/>
    </style:style>
    <style:style style:name="P200" style:parent-style-name="Standard" style:family="paragraph">
      <style:paragraph-properties fo:text-align="start"/>
    </style:style>
    <style:style style:name="T201" style:parent-style-name="Основнойшрифтабзаца" style:family="text">
      <style:text-properties style:font-name="Courier New" style:font-name-complex="Courier New" fo:color="#000000"/>
    </style:style>
    <style:style style:name="T202" style:parent-style-name="Основнойшрифтабзаца" style:family="text">
      <style:text-properties style:font-name="Courier New" style:font-name-complex="Courier New" fo:color="#000000"/>
    </style:style>
    <style:style style:name="T203" style:parent-style-name="Основнойшрифтабзаца" style:family="text">
      <style:text-properties style:font-name="Courier New" style:font-name-complex="Courier New" fo:color="#000000"/>
    </style:style>
    <style:style style:name="P204" style:parent-style-name="Standard" style:family="paragraph">
      <style:paragraph-properties fo:text-indent="0in"/>
      <style:text-properties fo:color="#000000"/>
    </style:style>
    <style:style style:name="P205" style:parent-style-name="Standard" style:family="paragraph">
      <style:text-properties fo:color="#000000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4</text:span></text:p>
      <text:p text:style-name="P18"><text:span text:style-name="T19">по дисциплине<text:s/></text:span><text:span text:style-name="T20">«Организация ЭВМ и систем»</text:span></text:p>
      <text:p text:style-name="P21"><text:span text:style-name="T22">Тема:<text:s/></text:span><text:span text:style-name="T23">Представление и обработка символьной информации с использованием строковых команд.</text:span></text:p>
      <text:p text:style-name="P24"><text:span text:style-name="T25">Вариант<text:s/></text:span><text:span text:style-name="T26">22</text:span></text:p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<text:span text:style-name="T38">Студент гр. 1383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Харитонов Н.М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Ефрем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22</text:p>
      <text:soft-page-break/>
      <text:p text:style-name="P54">Цель работы.</text:p>
      <text:p text:style-name="P55">Изучить строковые команды<text:s/>на языке Ассемблер и применить на практике методы работы Ассемблера с ЯВУ.</text:p>
      <text:p text:style-name="Textbody"/>
      <text:p text:style-name="Heading2">Задание.</text:p>
      <text:p text:style-name="Textbody">Разработать программу обработки символьной информации, реализующую функции:<text:s/></text:p>
      <text:p text:style-name="Textbody">- инициализация (вывод титульной таблички с указанием вида преобразования и автора программы)<text:s/>- на ЯВУ;<text:s/></text:p>
      <text:p text:style-name="Textbody">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<text:s/></text:p>
      <text:p text:style-name="Textbody">- выполнение заданного в таблице 5 преобразования исходной строки с<text:s/>записью результата в выходную строку - на Ассемблере;<text:s/></text:p>
      <text:p text:style-name="Textbody">- вывода результирующей строки символов на экран и ее запись в файл - на ЯВУ.</text:p>
      <text:p text:style-name="Textbody">Вариант 22.</text:p>
      <text:p text:style-name="Textbody">Преобразование всех заглавных латинских букв входной строки в строчные, а десятичных цифр в инверсные,<text:s/>остальные символы входной строки передаются в выходную строку непосредственно.</text:p>
      <text:p text:style-name="P56"/>
      <text:p text:style-name="Heading2">Выполнение работы.</text:p>
      <text:p text:style-name="P57">Была выделена память для входного и выходного массивов, выведена информация об авторе программы и сути выполняемой работы. Затем происходит считывание исходной строки, которую вводит пользователь. Максимальная длина 80 символов. Далее происходит обработка строки на ассемблере.</text:p>
      <text:p text:style-name="Standard"><text:span text:style-name="T58">При работе со строками необходимо прежде всего разместить регистр esi на начало строки-источника, а<text:s/></text:span><text:span text:style-name="T59">edi</text:span><text:span text:style-name="T60"><text:s/>на начало строки-приемника. С<text:s/></text:span><text:span text:style-name="T61">метки start начинается основная программа. Команда lods загружает регистр<text:s/></text:span><text:span text:style-name="T62">al</text:span><text:span text:style-name="T63"><text:s/>байтом<text:s/></text:span><text:soft-page-break/><text:span text:style-name="T64">памяти, на который указывает регистр<text:s/></text:span><text:span text:style-name="T65">si</text:span><text:span text:style-name="T66">. Затем происходит сравнение значений регистра al со значениями символов согласно таблице ASCII. Переходы к меткам<text:s/></text:span><text:span text:style-name="T67">second</text:span><text:span text:style-name="T68">,<text:s/></text:span><text:span text:style-name="T69">next</text:span><text:span text:style-name="T70"><text:s/>осуще</text:span><text:span text:style-name="T71">ствляются при неправильном для данного условия диапазоне (после<text:s/></text:span><text:span text:style-name="T72">second</text:span><text:span text:style-name="T73"><text:s/>переход идет к<text:s/></text:span><text:span text:style-name="T74">next</text:span><text:span text:style-name="T75">). Если условия проходит, то выполняются действия и переход к метке<text:s/></text:span><text:span text:style-name="T76">next</text:span><text:span text:style-name="T77">, которая записывает символ в выходную строку, соответствующий коду в регистре<text:s/></text:span><text:span text:style-name="T78">al</text:span><text:span text:style-name="T79">. Также в мет</text:span><text:span text:style-name="T80">ке<text:s/></text:span><text:span text:style-name="T81">next</text:span><text:span text:style-name="T82"><text:s/>происходит сравнение с символом конца строки, <text:s/>и если нет, то происходит переход к метке start.</text:span></text:p>
      <text:p text:style-name="P83"/>
      <text:p text:style-name="P84"><text:span text:style-name="T85"><text:s/>Таблица 1. Протокол<text:s/></text:span><text:span text:style-name="T86">main.cpp</text:span>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№</text:p>
          </table:table-cell>
          <table:table-cell table:style-name="TableCell95">
            <text:p text:style-name="P96">Исходные данные</text:p>
          </table:table-cell>
          <table:table-cell table:style-name="TableCell97">
            <text:p text:style-name="P98">Вывод программы</text:p>
          </table:table-cell>
          <table:table-cell table:style-name="TableCell99">
            <text:p text:style-name="P100">Комментарий</text:p>
          </table:table-cell>
        </table:table-row>
        <table:table-row table:style-name="TableRow101">
          <table:table-cell table:style-name="TableCell102">
            <text:p text:style-name="P103">1</text:p>
          </table:table-cell>
          <table:table-cell table:style-name="TableCell104">
            <text:p text:style-name="P105">AbCdEfGh1234</text:p>
          </table:table-cell>
          <table:table-cell table:style-name="TableCell106">
            <text:p text:style-name="P107"><text:span text:style-name="T108">abcdefgh8765</text:span></text:p>
          </table:table-cell>
          <table:table-cell table:style-name="TableCell109">
            <text:p text:style-name="P110"><text:span text:style-name="T111">Ответ корректен</text:span></text:p>
          </table:table-cell>
        </table:table-row>
        <table:table-row table:style-name="TableRow112">
          <table:table-cell table:style-name="TableCell113">
            <text:p text:style-name="P114">2</text:p>
          </table:table-cell>
          <table:table-cell table:style-name="TableCell115">
            <text:p text:style-name="P116">AbCdEfGh1234/&amp;*^%</text:p>
          </table:table-cell>
          <table:table-cell table:style-name="TableCell117">
            <text:p text:style-name="P118">abcdefgh8765/&amp;*^%</text:p>
          </table:table-cell>
          <table:table-cell table:style-name="TableCell119">
            <text:p text:style-name="P120">Ответ корректен</text:p>
          </table:table-cell>
        </table:table-row>
      </table:table>
      <text:p text:style-name="P121"/>
      <text:p text:style-name="Heading2">Выводы.</text:p>
      <text:p text:style-name="P122"><text:span text:style-name="T123"><text:tab/>В ходе выполнения работы были изучены строковые команды на языке Ассемблер.</text:span></text:p>
      <text:p text:style-name="Textbody"/>
      <text:soft-page-break/>
      <text:p text:style-name="P124">Приложение А<text:line-break/>код программы</text:p>
      <text:p text:style-name="Standard"><text:span text:style-name="T125">main.</text:span><text:span text:style-name="T126">cpp</text:span><text:span text:style-name="T127">:</text:span></text:p>
      <text:p text:style-name="P128"/>
      <text:p text:style-name="P129">#include &lt;iostream&gt;</text:p>
      <text:p text:style-name="P130">#include &lt;clocale&gt;</text:p>
      <text:p text:style-name="P131">#include &lt;fstream&gt;</text:p>
      <text:p text:style-name="P132"/>
      <text:p text:style-name="P133">char input[81];</text:p>
      <text:p text:style-name="P134">char output[81];</text:p>
      <text:p text:style-name="P135">int<text:s/>count = 0;</text:p>
      <text:p text:style-name="P136"/>
      <text:p text:style-name="P137">int main() {</text:p>
      <text:p text:style-name="P138"/>
      <text:p text:style-name="P139"><text:s text:c="4"/>system("chcp 65001");</text:p>
      <text:p text:style-name="P140"><text:s text:c="4"/>std::string str1 = "Харитонов Никита\nГруппа 1383\nВариант 22\nПреобразование всех заглавных латинских букв входной строки в строчные, а \n"</text:p>
      <text:p text:style-name="P141"><text:s text:c="23"/>"десятичных цифр в инверсные, остальные символы входной строки передаются в выходную \n"</text:p>
      <text:p text:style-name="P142"><text:s text:c="23"/>"строку непосредственно\n";</text:p>
      <text:p text:style-name="P143"/>
      <text:p text:style-name="P144"><text:s text:c="4"/>std::ofstream file("output.txt");</text:p>
      <text:p text:style-name="Standard"><text:span text:style-name="T145"><text:s text:c="4"/></text:span><text:span text:style-name="T146">std::cout &lt;&lt; str1;</text:span></text:p>
      <text:p text:style-name="Standard"><text:span text:style-name="T147"><text:s text:c="4"/>std::cout &lt;&lt; "</text:span><text:span text:style-name="T148">Введите</text:span><text:span text:style-name="T149"><text:s/></text:span><text:span text:style-name="T150">строку</text:span><text:span text:style-name="T151">: ";</text:span></text:p>
      <text:p text:style-name="P152"><text:s text:c="4"/>char ab[81];</text:p>
      <text:p text:style-name="P153"><text:s text:c="4"/>std::cin.getline(ab, 81);</text:p>
      <text:p text:style-name="P154"><text:s text:c="4"/>for (int i = 0; i &lt; 81; ++i) {</text:p>
      <text:p text:style-name="P155"><text:s text:c="8"/>input[i] = ab[i];</text:p>
      <text:soft-page-break/>
      <text:p text:style-name="P156"><text:s text:c="8"/>if (ab[i] == '\0') break;</text:p>
      <text:p text:style-name="P157"><text:s text:c="4"/>}</text:p>
      <text:p text:style-name="P158"><text:s text:c="4"/>std::cout &lt;&lt; '\n';</text:p>
      <text:p text:style-name="P159"/>
      <text:p text:style-name="P160"><text:s text:c="4"/>int a = 0;</text:p>
      <text:p text:style-name="P161"><text:s text:c="4"/>__asm{</text:p>
      <text:p text:style-name="P162"><text:s text:c="8"/>mov esi, offset input</text:p>
      <text:p text:style-name="P163"><text:s text:c="8"/>mov edi, offset output</text:p>
      <text:p text:style-name="P164"><text:s text:c="8"/>mov ecx, count</text:p>
      <text:p text:style-name="P165"><text:s text:c="8"/>start:</text:p>
      <text:p text:style-name="P166"><text:s text:c="12"/>add ecx, 1</text:p>
      <text:p text:style-name="P167"><text:s text:c="12"/>lods</text:p>
      <text:p text:style-name="P168"><text:s text:c="12"/>cmp al, 65</text:p>
      <text:p text:style-name="P169"><text:s text:c="12"/>jl second</text:p>
      <text:p text:style-name="P170"><text:s text:c="12"/>cmp al, 90</text:p>
      <text:p text:style-name="P171"><text:s text:c="12"/>jg second</text:p>
      <text:p text:style-name="P172"><text:s text:c="12"/>add al, 32</text:p>
      <text:p text:style-name="P173"><text:s text:c="12"/>jmp next</text:p>
      <text:p text:style-name="P174"><text:s text:c="8"/>second:</text:p>
      <text:p text:style-name="P175"><text:s text:c="12"/>cmp al, 48</text:p>
      <text:p text:style-name="P176"><text:s text:c="12"/>jl next</text:p>
      <text:p text:style-name="P177"><text:s text:c="12"/>cmp al, 57</text:p>
      <text:p text:style-name="P178"><text:s text:c="12"/>jg next</text:p>
      <text:p text:style-name="P179"><text:s text:c="12"/>mov bl, al</text:p>
      <text:p text:style-name="P180"><text:s text:c="12"/>sub bl, 48</text:p>
      <text:p text:style-name="P181"><text:s text:c="12"/>mov dl, 9</text:p>
      <text:p text:style-name="P182"><text:s text:c="12"/>sub dl, bl</text:p>
      <text:p text:style-name="P183"><text:s text:c="12"/>add dl, 48</text:p>
      <text:p text:style-name="P184"><text:s text:c="12"/>mov al, dl</text:p>
      <text:p text:style-name="P185"><text:s text:c="8"/>next:</text:p>
      <text:soft-page-break/>
      <text:p text:style-name="P186"><text:s text:c="12"/>stosb</text:p>
      <text:p text:style-name="P187"><text:s/><text:s text:c="11"/>cmp [esi], '\0'</text:p>
      <text:p text:style-name="P188"><text:s text:c="12"/>jne start</text:p>
      <text:p text:style-name="P189"><text:s text:c="12"/>mov count, ecx</text:p>
      <text:p text:style-name="P190"/>
      <text:p text:style-name="P191"><text:s text:c="4"/>}</text:p>
      <text:p text:style-name="Standard"><text:span text:style-name="T192"><text:s text:c="4"/>std::cout &lt;&lt;</text:span><text:span text:style-name="T193"><text:s/>"</text:span><text:span text:style-name="T194">Результат</text:span><text:span text:style-name="T195">: ";</text:span></text:p>
      <text:p text:style-name="P196"><text:s text:c="4"/>std::cout &lt;&lt;<text:s/>output;</text:p>
      <text:p text:style-name="P197"><text:s text:c="4"/>file&lt;&lt;output;</text:p>
      <text:p text:style-name="P198"><text:s text:c="4"/>file.close();</text:p>
      <text:p text:style-name="P199"><text:s text:c="4"/>return 0;</text:p>
      <text:p text:style-name="P200"><text:span text:style-name="T201">}</text:span><text:span text:style-name="T202"><text:line-break/></text:span><text:span text:style-name="T203"><text:line-break/></text:span></text:p>
      <text:p text:style-name="P204"><text:line-break/></text:p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ing1" style:display-name="Heading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fo:font-weight="bold" style:font-weight-asian="bold" style:font-weight-complex="bold" fo:text-transform="uppercase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in" fo:margin-bottom="0in"/>
      <style:text-properties style:font-name="Times New Roman"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in" fo:margin-bottom="0in"/>
      <style:text-properties style:font-name="Times New Roman" fo:font-weight="bold" style:font-weight-asian="bold" style:font-weight-complex="bold" fo:font-style="italic" style:font-style-asian="italic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font-name-complex="Times New Roman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Caption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Caption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fo:font-size="14pt" style:font-size-asian="14pt"/>
    </style:style>
    <style:style style:name="ListLabel1" style:display-name="ListLabel 1" style:family="text">
      <style:text-properties style:font-name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7pt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 fo:text-align="end"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 fo:text-align="end"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necit</dc:creator>
    <meta:creation-date>2022-11-20T16:15:00Z</meta:creation-date>
    <dc:date>2022-11-20T16:16:00Z</dc:date>
    <meta:template xlink:href="Normal.dotm" xlink:type="simple"/>
    <meta:editing-cycles>5</meta:editing-cycles>
    <meta:editing-duration>PT2820S</meta:editing-duration>
    <meta:document-statistic meta:page-count="6" meta:paragraph-count="8" meta:word-count="616" meta:character-count="4122" meta:row-count="29" meta:non-whitespace-character-count="3514"/>
  </office:meta>
</office:document-meta>
</file>